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Normal">
      <style:text-properties fo:language="en" fo:country="US"/>
    </style:style>
    <style:style style:name="P3" style:family="paragraph" style:parent-style-name="Normal">
      <style:text-properties fo:language="en" fo:country="US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prehensive To-do list of Aweworld.</text:p>
      <text:p text:style-name="Standard"/>
      <text:p text:style-name="Standard"/>
      <text:p text:style-name="P1">Story writing: </text:p>
      <text:p text:style-name="Standard"/>
      <text:p text:style-name="Normal">More solid connection between merchant ship attack, wulf wreck and Viskas 3<text:span text:style-name="T1">rd</text:span> ship. (Unsure what I had in mind. )</text:p>
      <text:p text:style-name="Normal"/>
      <text:p text:style-name="P1">Feature:</text:p>
      <text:p text:style-name="P2">Ship and crew morale status pages (Pop-up Arn to give you vague information?)</text:p>
      <text:p text:style-name="P2"/>
      <text:p text:style-name="Standard">Lore page (Under construction. Needs: Content. <text:s/>)</text:p>
      <text:p text:style-name="Standard"/>
      <text:p text:style-name="Standard">Free-tour around the ship. Eaten by Zat and others. Hazing. </text:p>
      <text:p text:style-name="Standard"/>
      <text:p text:style-name="Standard">Bond with Arn after wulfcaptain?</text:p>
      <text:p text:style-name="Standard"/>
      <text:p text:style-name="Standard">End screen statistics. (Mostly done. Design good?)</text:p>
      <text:p text:style-name="Standard"/>
      <text:p text:style-name="P1">Design: </text:p>
      <text:p text:style-name="Standard"/>
      <text:p text:style-name="Standard">Art assets. (Mostly all added where needed.)</text:p>
      <text:p text:style-name="Standard"/>
      <text:p text:style-name="Standard">Ideas:</text:p>
      <text:p text:style-name="Standard"/>
      <text:p text:style-name="Standard">Bug: Repeats the same screen on multiple choice buttons like briefing and lore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19T17:32:03.14</meta:creation-date>
    <meta:editing-duration>P1DT6H16M34S</meta:editing-duration>
    <meta:editing-cycles>18</meta:editing-cycles>
    <meta:generator>OpenOffice/4.1.3$Win32 OpenOffice.org_project/413m1$Build-9783</meta:generator>
    <dc:date>2016-12-26T20:11:34.04</dc:date>
    <meta:document-statistic meta:table-count="0" meta:image-count="0" meta:object-count="0" meta:page-count="1" meta:paragraph-count="13" meta:word-count="92" meta:character-count="577"/>
  </office:meta>
</office:document-meta>
</file>